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9.301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1.087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4.001cm"/>
    </style:style>
    <style:style style:name="co10" style:family="table-column">
      <style:table-column-properties fo:break-before="auto" style:column-width="3.612cm"/>
    </style:style>
    <style:style style:name="co11" style:family="table-column">
      <style:table-column-properties fo:break-before="auto" style:column-width="3.584cm"/>
    </style:style>
    <style:style style:name="co12" style:family="table-column">
      <style:table-column-properties fo:break-before="auto" style:column-width="2.752cm"/>
    </style:style>
    <style:style style:name="co13" style:family="table-column">
      <style:table-column-properties fo:break-before="auto" style:column-width="4.583cm"/>
    </style:style>
    <style:style style:name="co14" style:family="table-column">
      <style:table-column-properties fo:break-before="auto" style:column-width="2.806cm"/>
    </style:style>
    <style:style style:name="co15" style:family="table-column">
      <style:table-column-properties fo:break-before="auto" style:column-width="2.64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osm_id</text:p>
          </table:table-cell>
          <table:table-cell office:value-type="string">
            <text:p>osm_url</text:p>
          </table:table-cell>
          <table:table-cell office:value-type="string">
            <text:p>amenity</text:p>
          </table:table-cell>
          <table:table-cell office:value-type="string">
            <text:p>layer</text:p>
          </table:table-cell>
          <table:table-cell office:value-type="string">
            <text:p>name</text:p>
          </table:table-cell>
          <table:table-cell office:value-type="string">
            <text:p>recycling:cartons</text:p>
          </table:table-cell>
          <table:table-cell office:value-type="string">
            <text:p>recycling:glass</text:p>
          </table:table-cell>
          <table:table-cell office:value-type="string">
            <text:p>recycling:glass_bottles</text:p>
          </table:table-cell>
          <table:table-cell office:value-type="string">
            <text:p>recycling:magazines</text:p>
          </table:table-cell>
          <table:table-cell office:value-type="string">
            <text:p>recycling:newspaper</text:p>
          </table:table-cell>
          <table:table-cell office:value-type="string">
            <text:p>recycling:paper</text:p>
          </table:table-cell>
          <table:table-cell office:value-type="string">
            <text:p>recycling:paper_packaging</text:p>
          </table:table-cell>
          <table:table-cell office:value-type="string">
            <text:p>recycling:waste</text:p>
          </table:table-cell>
          <table:table-cell office:value-type="string">
            <text:p>recycling_type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165308454">
            <text:p>1165308454</text:p>
          </table:table-cell>
          <table:table-cell office:value-type="string">
            <text:p>http://www.openstreetmap.org/browse/node/1165308454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-1892107358">
            <text:p>-1892107358</text:p>
          </table:table-cell>
          <table:table-cell office:value-type="string">
            <text:p>http://www.openstreetmap.org/browse/node/2402859938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479160975">
            <text:p>479160975</text:p>
          </table:table-cell>
          <table:table-cell office:value-type="string">
            <text:p>http://www.openstreetmap.org/browse/node/479160975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-1892118735">
            <text:p>-1892118735</text:p>
          </table:table-cell>
          <table:table-cell office:value-type="string">
            <text:p>http://www.openstreetmap.org/browse/node/2402848561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579739330">
            <text:p>579739330</text:p>
          </table:table-cell>
          <table:table-cell office:value-type="string">
            <text:p>http://www.openstreetmap.org/browse/node/579739330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579783678">
            <text:p>579783678</text:p>
          </table:table-cell>
          <table:table-cell office:value-type="string">
            <text:p>http://www.openstreetmap.org/browse/node/579783678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635872127">
            <text:p>635872127</text:p>
          </table:table-cell>
          <table:table-cell office:value-type="string">
            <text:p>http://www.openstreetmap.org/browse/node/635872127</text:p>
          </table:table-cell>
          <table:table-cell office:value-type="string">
            <text:p>recycling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2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-1846916004">
            <text:p>-1846916004</text:p>
          </table:table-cell>
          <table:table-cell office:value-type="string">
            <text:p>http://www.openstreetmap.org/browse/node/2448051292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48093015">
            <text:p>248093015</text:p>
          </table:table-cell>
          <table:table-cell office:value-type="string">
            <text:p>http://www.openstreetmap.org/browse/node/248093015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479160971">
            <text:p>479160971</text:p>
          </table:table-cell>
          <table:table-cell office:value-type="string">
            <text:p>http://www.openstreetmap.org/browse/node/479160971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56110629">
            <text:p>256110629</text:p>
          </table:table-cell>
          <table:table-cell office:value-type="string">
            <text:p>http://www.openstreetmap.org/browse/node/256110629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500956860">
            <text:p>500956860</text:p>
          </table:table-cell>
          <table:table-cell office:value-type="string">
            <text:p>http://www.openstreetmap.org/browse/node/500956860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05965590">
            <text:p>105965590</text:p>
          </table:table-cell>
          <table:table-cell office:value-type="string">
            <text:p>http://www.openstreetmap.org/browse/node/105965590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673540631">
            <text:p>1673540631</text:p>
          </table:table-cell>
          <table:table-cell office:value-type="string">
            <text:p>http://www.openstreetmap.org/browse/node/1673540631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05964242">
            <text:p>105964242</text:p>
          </table:table-cell>
          <table:table-cell office:value-type="string">
            <text:p>http://www.openstreetmap.org/browse/node/105964242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30800981">
            <text:p>130800981</text:p>
          </table:table-cell>
          <table:table-cell office:value-type="string">
            <text:p>http://www.openstreetmap.org/browse/node/130800981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51353918">
            <text:p>251353918</text:p>
          </table:table-cell>
          <table:table-cell office:value-type="string">
            <text:p>http://www.openstreetmap.org/browse/node/251353918</text:p>
          </table:table-cell>
          <table:table-cell office:value-type="string">
            <text:p>recycling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81766358">
            <text:p>281766358</text:p>
          </table:table-cell>
          <table:table-cell office:value-type="string">
            <text:p>http://www.openstreetmap.org/browse/node/281766358</text:p>
          </table:table-cell>
          <table:table-cell office:value-type="string">
            <text:p>recycling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387799994">
            <text:p>1387799994</text:p>
          </table:table-cell>
          <table:table-cell office:value-type="string">
            <text:p>http://www.openstreetmap.org/browse/node/1387799994</text:p>
          </table:table-cell>
          <table:table-cell office:value-type="string">
            <text:p>recycling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67845880">
            <text:p>267845880</text:p>
          </table:table-cell>
          <table:table-cell office:value-type="string">
            <text:p>http://www.openstreetmap.org/browse/node/267845880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673567707">
            <text:p>1673567707</text:p>
          </table:table-cell>
          <table:table-cell office:value-type="string">
            <text:p>http://www.openstreetmap.org/browse/node/1673567707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305442044">
            <text:p>305442044</text:p>
          </table:table-cell>
          <table:table-cell office:value-type="string">
            <text:p>http://www.openstreetmap.org/browse/node/305442044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342189481">
            <text:p>1342189481</text:p>
          </table:table-cell>
          <table:table-cell office:value-type="string">
            <text:p>http://www.openstreetmap.org/browse/node/1342189481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06000939">
            <text:p>106000939</text:p>
          </table:table-cell>
          <table:table-cell office:value-type="string">
            <text:p>http://www.openstreetmap.org/browse/node/106000939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354577228">
            <text:p>1354577228</text:p>
          </table:table-cell>
          <table:table-cell office:value-type="string">
            <text:p>http://www.openstreetmap.org/browse/node/1354577228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30255822">
            <text:p>130255822</text:p>
          </table:table-cell>
          <table:table-cell office:value-type="string">
            <text:p>http://www.openstreetmap.org/browse/node/130255822</text:p>
          </table:table-cell>
          <table:table-cell office:value-type="string">
            <text:p>recycling</text:p>
          </table:table-cell>
          <table:table-cell table:number-columns-repeated="10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714517088">
            <text:p>1714517088</text:p>
          </table:table-cell>
          <table:table-cell office:value-type="string">
            <text:p>http://www.openstreetmap.org/browse/node/1714517088</text:p>
          </table:table-cell>
          <table:table-cell office:value-type="string">
            <text:p>recycl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263318177">
            <text:p>1263318177</text:p>
          </table:table-cell>
          <table:table-cell office:value-type="string">
            <text:p>http://www.openstreetmap.org/browse/node/1263318177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81265129">
            <text:p>281265129</text:p>
          </table:table-cell>
          <table:table-cell office:value-type="string">
            <text:p>http://www.openstreetmap.org/browse/node/281265129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310242784">
            <text:p>310242784</text:p>
          </table:table-cell>
          <table:table-cell office:value-type="string">
            <text:p>http://www.openstreetmap.org/browse/node/310242784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26671505">
            <text:p>126671505</text:p>
          </table:table-cell>
          <table:table-cell office:value-type="string">
            <text:p>http://www.openstreetmap.org/browse/node/126671505</text:p>
          </table:table-cell>
          <table:table-cell office:value-type="string">
            <text:p>recycling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05440514">
            <text:p>105440514</text:p>
          </table:table-cell>
          <table:table-cell office:value-type="string">
            <text:p>http://www.openstreetmap.org/browse/node/105440514</text:p>
          </table:table-cell>
          <table:table-cell office:value-type="string">
            <text:p>recycl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5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575491540">
            <text:p>1575491540</text:p>
          </table:table-cell>
          <table:table-cell office:value-type="string">
            <text:p>http://www.openstreetmap.org/browse/node/1575491540</text:p>
          </table:table-cell>
          <table:table-cell office:value-type="string">
            <text:p>recycling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70873887">
            <text:p>70873887</text:p>
          </table:table-cell>
          <table:table-cell office:value-type="string">
            <text:p>http://www.openstreetmap.org/browse/node/70873887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65390171">
            <text:p>265390171</text:p>
          </table:table-cell>
          <table:table-cell office:value-type="string">
            <text:p>http://www.openstreetmap.org/browse/node/265390171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05440531">
            <text:p>105440531</text:p>
          </table:table-cell>
          <table:table-cell office:value-type="string">
            <text:p>http://www.openstreetmap.org/browse/node/105440531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500948843">
            <text:p>500948843</text:p>
          </table:table-cell>
          <table:table-cell office:value-type="string">
            <text:p>http://www.openstreetmap.org/browse/node/500948843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5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575489414">
            <text:p>1575489414</text:p>
          </table:table-cell>
          <table:table-cell office:value-type="string">
            <text:p>http://www.openstreetmap.org/browse/node/1575489414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05440533">
            <text:p>105440533</text:p>
          </table:table-cell>
          <table:table-cell office:value-type="string">
            <text:p>http://www.openstreetmap.org/browse/node/105440533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70945257">
            <text:p>70945257</text:p>
          </table:table-cell>
          <table:table-cell office:value-type="string">
            <text:p>http://www.openstreetmap.org/browse/node/70945257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30440189">
            <text:p>130440189</text:p>
          </table:table-cell>
          <table:table-cell office:value-type="string">
            <text:p>http://www.openstreetmap.org/browse/node/130440189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673548864">
            <text:p>1673548864</text:p>
          </table:table-cell>
          <table:table-cell office:value-type="string">
            <text:p>http://www.openstreetmap.org/browse/node/1673548864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67855579">
            <text:p>267855579</text:p>
          </table:table-cell>
          <table:table-cell office:value-type="string">
            <text:p>http://www.openstreetmap.org/browse/node/267855579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70941165">
            <text:p>70941165</text:p>
          </table:table-cell>
          <table:table-cell office:value-type="string">
            <text:p>http://www.openstreetmap.org/browse/node/70941165</text:p>
          </table:table-cell>
          <table:table-cell office:value-type="string">
            <text:p>recycl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5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05441203">
            <text:p>105441203</text:p>
          </table:table-cell>
          <table:table-cell office:value-type="string">
            <text:p>http://www.openstreetmap.org/browse/node/105441203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80708479">
            <text:p>280708479</text:p>
          </table:table-cell>
          <table:table-cell office:value-type="string">
            <text:p>http://www.openstreetmap.org/browse/node/280708479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69101752">
            <text:p>69101752</text:p>
          </table:table-cell>
          <table:table-cell office:value-type="string">
            <text:p>http://www.openstreetmap.org/browse/node/69101752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-1932067492">
            <text:p>-1932067492</text:p>
          </table:table-cell>
          <table:table-cell office:value-type="string">
            <text:p>http://www.openstreetmap.org/browse/node/2362899804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80973245">
            <text:p>280973245</text:p>
          </table:table-cell>
          <table:table-cell office:value-type="string">
            <text:p>http://www.openstreetmap.org/browse/node/280973245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80973178">
            <text:p>280973178</text:p>
          </table:table-cell>
          <table:table-cell office:value-type="string">
            <text:p>http://www.openstreetmap.org/browse/node/280973178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69161418">
            <text:p>69161418</text:p>
          </table:table-cell>
          <table:table-cell office:value-type="string">
            <text:p>http://www.openstreetmap.org/browse/node/69161418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-2026447495">
            <text:p>-2026447495</text:p>
          </table:table-cell>
          <table:table-cell office:value-type="string">
            <text:p>http://www.openstreetmap.org/browse/node/2268519801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71249464">
            <text:p>71249464</text:p>
          </table:table-cell>
          <table:table-cell office:value-type="string">
            <text:p>http://www.openstreetmap.org/browse/node/71249464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715352547">
            <text:p>1715352547</text:p>
          </table:table-cell>
          <table:table-cell office:value-type="string">
            <text:p>http://www.openstreetmap.org/browse/node/1715352547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80931788">
            <text:p>280931788</text:p>
          </table:table-cell>
          <table:table-cell office:value-type="string">
            <text:p>http://www.openstreetmap.org/browse/node/280931788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724082164">
            <text:p>1724082164</text:p>
          </table:table-cell>
          <table:table-cell office:value-type="string">
            <text:p>http://www.openstreetmap.org/browse/node/1724082164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001029872">
            <text:p>2001029872</text:p>
          </table:table-cell>
          <table:table-cell office:value-type="string">
            <text:p>http://www.openstreetmap.org/browse/node/2001029872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-2026447345">
            <text:p>-2026447345</text:p>
          </table:table-cell>
          <table:table-cell office:value-type="string">
            <text:p>http://www.openstreetmap.org/browse/node/2268519951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065628838">
            <text:p>2065628838</text:p>
          </table:table-cell>
          <table:table-cell office:value-type="string">
            <text:p>http://www.openstreetmap.org/browse/node/2065628838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530396304">
            <text:p>1530396304</text:p>
          </table:table-cell>
          <table:table-cell office:value-type="string">
            <text:p>http://www.openstreetmap.org/browse/node/1530396304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721854911">
            <text:p>1721854911</text:p>
          </table:table-cell>
          <table:table-cell office:value-type="string">
            <text:p>http://www.openstreetmap.org/browse/node/1721854911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440971001">
            <text:p>440971001</text:p>
          </table:table-cell>
          <table:table-cell office:value-type="string">
            <text:p>http://www.openstreetmap.org/browse/node/440971001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440971002">
            <text:p>440971002</text:p>
          </table:table-cell>
          <table:table-cell office:value-type="string">
            <text:p>http://www.openstreetmap.org/browse/node/440971002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065602927">
            <text:p>2065602927</text:p>
          </table:table-cell>
          <table:table-cell office:value-type="string">
            <text:p>http://www.openstreetmap.org/browse/node/2065602927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012332261">
            <text:p>2012332261</text:p>
          </table:table-cell>
          <table:table-cell office:value-type="string">
            <text:p>http://www.openstreetmap.org/browse/node/2012332261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166359836">
            <text:p>1166359836</text:p>
          </table:table-cell>
          <table:table-cell office:value-type="string">
            <text:p>http://www.openstreetmap.org/browse/node/1166359836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065603113">
            <text:p>2065603113</text:p>
          </table:table-cell>
          <table:table-cell office:value-type="string">
            <text:p>http://www.openstreetmap.org/browse/node/2065603113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81675565">
            <text:p>281675565</text:p>
          </table:table-cell>
          <table:table-cell office:value-type="string">
            <text:p>http://www.openstreetmap.org/browse/node/281675565</text:p>
          </table:table-cell>
          <table:table-cell office:value-type="string">
            <text:p>recycling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-1953083203">
            <text:p>-1953083203</text:p>
          </table:table-cell>
          <table:table-cell office:value-type="string">
            <text:p>http://www.openstreetmap.org/browse/node/2341884093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81587230">
            <text:p>281587230</text:p>
          </table:table-cell>
          <table:table-cell office:value-type="string">
            <text:p>http://www.openstreetmap.org/browse/node/281587230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931096616">
            <text:p>1931096616</text:p>
          </table:table-cell>
          <table:table-cell office:value-type="string">
            <text:p>http://www.openstreetmap.org/browse/node/1931096616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721854910">
            <text:p>1721854910</text:p>
          </table:table-cell>
          <table:table-cell office:value-type="string">
            <text:p>http://www.openstreetmap.org/browse/node/1721854910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999659054">
            <text:p>1999659054</text:p>
          </table:table-cell>
          <table:table-cell office:value-type="string">
            <text:p>http://www.openstreetmap.org/browse/node/1999659054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054118127">
            <text:p>2054118127</text:p>
          </table:table-cell>
          <table:table-cell office:value-type="string">
            <text:p>http://www.openstreetmap.org/browse/node/2054118127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054107314">
            <text:p>2054107314</text:p>
          </table:table-cell>
          <table:table-cell office:value-type="string">
            <text:p>http://www.openstreetmap.org/browse/node/2054107314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721854906">
            <text:p>1721854906</text:p>
          </table:table-cell>
          <table:table-cell office:value-type="string">
            <text:p>http://www.openstreetmap.org/browse/node/1721854906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104787664">
            <text:p>2104787664</text:p>
          </table:table-cell>
          <table:table-cell office:value-type="string">
            <text:p>http://www.openstreetmap.org/browse/node/2104787664</text:p>
          </table:table-cell>
          <table:table-cell office:value-type="string">
            <text:p>recycl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5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575980533">
            <text:p>1575980533</text:p>
          </table:table-cell>
          <table:table-cell office:value-type="string">
            <text:p>http://www.openstreetmap.org/browse/node/1575980533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078189873">
            <text:p>2078189873</text:p>
          </table:table-cell>
          <table:table-cell office:value-type="string">
            <text:p>http://www.openstreetmap.org/browse/node/2078189873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81558032">
            <text:p>281558032</text:p>
          </table:table-cell>
          <table:table-cell office:value-type="string">
            <text:p>http://www.openstreetmap.org/browse/node/281558032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7/10/2013</text:date>, <text:time>16:2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document-statistic meta:table-count="1" meta:cell-count="437" meta:object-count="0"/>
  </office:meta>
</office:document-meta>
</file>